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Mise en place des correctifs :</text:p>
      <text:p text:style-name="Normal"/>
      <text:p text:style-name="Normal">-Gestion des sauvegardes.<text:s/></text:p>
      <text:p text:style-name="Normal">-NAS, CLOUD<text:s/></text:p>
      <text:p text:style-name="Normal">-Bug Bounty<text:s/></text:p>
      <text:p text:style-name="Normal">-Honepot</text:p>
      <text:p text:style-name="Normal">-suivi CMS</text:p>
      <text:p text:style-name="Normal">-PenTest<text:s/></text:p>
      <text:p text:style-name="Normal">Peut être interne ou externe<text:s/>(interne test seul) (externe c’est test par une personne à payer)<text:s/><text:s/></text:p>
      <text:p text:style-name="Normal">Continu ou non continu (rendre évènementielle la démarche ou alors tout le temps)</text:p>
      <text:p text:style-name="Normal">-Kali Linux *</text:p>
      <text:p text:style-name="Normal">-proxy / reverse proxy (filtrer le trafic entrant ou sortant)<text:s/></text:p>
      <text:p text:style-name="Normal">-openPGP</text:p>
      <text:p text:style-name="P2">-Lev’s and crypt <text:s/>certif HTTPS <text:s/>(outils) <text:s text:c="2"/></text:p>
      <text:p text:style-name="Normal">-Qualys ssl test<text:s/></text:p>
      <text:p text:style-name="Normal">-chiffrement renforcer<text:s/></text:p>
      <text:p text:style-name="Normal">Bit locker<text:s/></text:p>
      <text:p text:style-name="Normal">Chiffrement BDD<text:s/>donc algorithme de chiffremen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20T12:53:00Z</meta:creation-date>
    <dc:date>2023-09-20T14:40:00Z</dc:date>
    <meta:template xlink:href="Normal" xlink:type="simple"/>
    <meta:editing-cycles>1</meta:editing-cycles>
    <meta:editing-duration>PT6420S</meta:editing-duration>
    <meta:document-statistic meta:page-count="1" meta:paragraph-count="1" meta:word-count="81" meta:character-count="526" meta:row-count="3" meta:non-whitespace-character-count="446"/>
  </office:meta>
</office:document-meta>
</file>